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sBackingInfo.addCommandHandler( String commandHandl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BackingInfo.getCommand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BackingInfo.FacesBackingInfo( File sourceFile ,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